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CE27E50E.png"/>
  <manifest:file-entry manifest:media-type="image/png" manifest:full-path="Pictures/10000000000003200000025830674EDA.png"/>
  <manifest:file-entry manifest:media-type="image/png" manifest:full-path="Pictures/1000000000000320000002580E1B1ACF.png"/>
  <manifest:file-entry manifest:media-type="image/png" manifest:full-path="Pictures/10000000000003200000025809C7EF31.png"/>
  <manifest:file-entry manifest:media-type="image/png" manifest:full-path="Pictures/1000000000000320000002588695583A.png"/>
  <manifest:file-entry manifest:media-type="image/png" manifest:full-path="Pictures/100000000000032000000258931F8343.png"/>
  <manifest:file-entry manifest:media-type="image/png" manifest:full-path="Pictures/100000000000031A00000253D1D24142.png"/>
  <manifest:file-entry manifest:media-type="image/png" manifest:full-path="Pictures/100000000000032000000258BA8750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subtitle">
      <style:graphic-properties draw:fill-color="#ffffff" draw:auto-grow-height="true" fo:min-height="18.523cm"/>
    </style:style>
    <style:style style:name="pr2" style:family="presentation" style:parent-style-name="lyt-aqua-notes">
      <style:graphic-properties draw:fill-color="#ffffff" draw:auto-grow-height="true" fo:min-height="12.573cm"/>
    </style:style>
    <style:style style:name="pr3" style:family="presentation" style:parent-style-name="lyt-aqua-notes">
      <style:graphic-properties draw:fill-color="#ffffff" fo:min-height="12.322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draw:auto-grow-height="true" fo:min-height="13.861cm"/>
    </style:style>
    <style:style style:name="pr6" style:family="presentation" style:parent-style-name="lyt-aqua-outline1">
      <style:graphic-properties fo:min-height="6.985cm"/>
    </style:style>
    <style:style style:name="pr7" style:family="presentation" style:parent-style-name="lyt-aqua-outline1">
      <style:graphic-properties draw:stroke="solid" fo:min-height="8.255cm"/>
    </style:style>
    <style:style style:name="pr8" style:family="presentation" style:parent-style-name="lyt-aqua-outline1">
      <style:graphic-properties draw:stroke="solid" fo:min-height="15.239cm"/>
    </style:style>
    <style:style style:name="pr9" style:family="presentation" style:parent-style-name="lyt-aqua-outline1" style:list-style-name="L3">
      <style:graphic-properties draw:stroke="solid" fo:min-height="15.239cm"/>
    </style:style>
    <style:style style:name="pr10" style:family="presentation" style:parent-style-name="lyt-aqua-title">
      <style:graphic-properties fo:min-height="3.256cm"/>
    </style:style>
    <style:style style:name="pr11" style:family="presentation" style:parent-style-name="lyt-aqua-outline1">
      <style:graphic-properties fo:min-height="4.66cm"/>
    </style:style>
    <style:style style:name="pr12" style:family="presentation" style:parent-style-name="lyt-aqua-outline1">
      <style:graphic-properties draw:stroke="solid" draw:marker-start-width="0.051cm" fo:min-height="7.62cm"/>
    </style:style>
    <style:style style:name="pr13" style:family="presentation" style:parent-style-name="lyt-aqua-outline1">
      <style:graphic-properties draw:stroke="solid" svg:stroke-color="#808080" fo:min-height="7.62cm"/>
    </style:style>
    <style:style style:name="pr14" style:family="presentation" style:parent-style-name="lyt-aqua-subtitle">
      <style:graphic-properties draw:fill-color="#ffffff" fo:min-height="16.073cm"/>
    </style:style>
    <style:style style:name="pr15" style:family="presentation" style:parent-style-name="lyt-aqua-outline1">
      <style:graphic-properties draw:stroke="solid" draw:stroke-dash="Fine_20_Dashed" fo:min-height="5.715cm"/>
    </style:style>
    <style:style style:name="pr16" style:family="presentation" style:parent-style-name="lyt-aqua-outline1">
      <style:graphic-properties fo:min-height="8.745cm"/>
    </style:style>
    <style:style style:name="pr17" style:family="presentation" style:parent-style-name="lyt-aqua-outline1">
      <style:graphic-properties fo:min-height="15.24cm"/>
    </style:style>
    <style:style style:name="pr18" style:family="presentation" style:parent-style-name="lyt-aqua-outline1">
      <style:graphic-properties fo:min-height="7.62cm"/>
    </style:style>
    <style:style style:name="pr19" style:family="presentation" style:parent-style-name="lyt-aqua-outline1">
      <style:graphic-properties draw:auto-grow-height="true" fo:min-height="16.324cm"/>
    </style:style>
    <style:style style:name="pr20" style:family="presentation" style:parent-style-name="lyt-aqua-outline1">
      <style:graphic-properties fo:min-height="16.073cm"/>
    </style:style>
    <style:style style:name="pr21" style:family="presentation" style:parent-style-name="lyt-aqua-outline1">
      <style:graphic-properties draw:stroke="solid" draw:fill="solid" draw:fill-color="#00ff00" draw:auto-grow-height="true" fo:min-height="3.81cm"/>
    </style:style>
    <style:style style:name="pr22" style:family="presentation" style:parent-style-name="lyt-aqua-outline1">
      <style:graphic-properties draw:stroke="solid" draw:fill="solid" draw:fill-color="#00dcff" fo:min-height="12.898cm"/>
    </style:style>
    <style:style style:name="pr23" style:family="presentation" style:parent-style-name="lyt-aqua-outline1">
      <style:graphic-properties draw:stroke="solid" draw:fill="solid" draw:fill-color="#ffff99" draw:auto-grow-height="true" fo:min-height="5.08cm"/>
    </style:style>
    <style:style style:name="pr24" style:family="presentation" style:parent-style-name="lyt-aqua-outline1">
      <style:graphic-properties draw:stroke="solid" draw:fill="solid" draw:fill-color="#c0c0c0" draw:auto-grow-height="true" fo:min-height="5.08cm"/>
    </style:style>
    <style:style style:name="pr25" style:family="presentation" style:parent-style-name="lyt-aqua-subtitle">
      <style:graphic-properties draw:fill-color="#ffffff" draw:auto-grow-height="true" fo:min-height="20.32cm"/>
    </style:style>
    <style:style style:name="pr26" style:family="presentation" style:parent-style-name="lyt-aqua-subtitle">
      <style:graphic-properties draw:fill-color="#ffffff" draw:auto-grow-height="true" fo:min-height="20.9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48pt" style:font-size-asian="48pt" style:font-size-complex="48pt"/>
    </style:style>
    <style:style style:name="P4" style:family="paragraph">
      <style:paragraph-properties fo:margin-left="0cm" fo:margin-right="0cm" fo:line-height="150%" fo:text-indent="0cm"/>
    </style:style>
    <style:style style:name="P5" style:family="paragraph">
      <style:paragraph-properties fo:margin-left="0cm" fo:margin-right="0cm" fo:line-height="150%" fo:text-indent="0cm"/>
      <style:text-properties fo:font-size="48pt" style:font-size-asian="48pt" style:font-size-complex="48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/>
      <style:text-properties fo:font-size="14pt" style:font-size-asian="14pt" style:font-size-complex="14pt"/>
    </style:style>
    <style:style style:name="P8" style:family="paragraph">
      <style:paragraph-properties fo:margin-top="0cm" fo:margin-bottom="0cm"/>
      <style:text-properties fo:font-size="13pt" style:font-size-asian="13pt" style:font-size-complex="13pt"/>
    </style:style>
    <style:style style:name="P9" style:family="paragraph">
      <style:text-properties fo:font-family="Albany" style:font-family-generic="swiss" fo:font-size="40pt" style:font-size-asian="40pt" style:font-size-complex="40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family="'Courier 10 Pitch'" style:font-pitch="fixed"/>
    </style:style>
    <style:style style:name="P13" style:family="paragraph">
      <style:text-properties fo:font-size="20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16" style:family="paragraph">
      <style:paragraph-properties fo:margin-left="0cm" fo:margin-right="0cm" fo:text-align="start" fo:text-indent="0cm"/>
      <style:text-properties fo:font-size="32pt"/>
    </style:style>
    <style:style style:name="T1" style:family="text">
      <style:text-properties fo:font-size="192pt" style:font-size-asian="192pt" style:font-size-complex="19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family="Albany" style:font-family-generic="swiss" fo:font-size="40pt" style:font-size-asian="40pt" style:font-size-complex="4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family="'Courier 10 Pitch'" style:font-pitch="fixed"/>
    </style:style>
    <style:style style:name="T11" style:family="text">
      <style:text-properties fo:color="#ff3333" fo:font-size="28pt" style:font-size-asian="28pt" style:font-size-complex="28pt"/>
    </style:style>
    <style:style style:name="T12" style:family="text">
      <style:text-properties fo:color="#000000" fo:font-size="28pt" style:font-size-asian="28pt" style:font-size-complex="28pt"/>
    </style:style>
    <style:style style:name="T13" style:family="text">
      <style:text-properties fo:color="#ff3366" fo:font-size="28pt" style:font-size-asian="28pt" style:font-size-complex="28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6633" fo:font-size="45%"/>
      </text:list-level-style-number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 draw:id="id1">
        <office:forms form:automatic-focus="false" form:apply-design-mode="false"/>
        <draw:frame presentation:style-name="pr1" draw:text-style-name="P1" draw:layer="layout" svg:width="25.199cm" svg:height="19.635cm" svg:x="1.4cm" svg:y="0.281cm" presentation:class="subtitle">
          <draw:text-box>
            <text:p text:style-name="P1"><text:span text:style-name="T1">@</text:span></text:p>
            <text:p text:style-name="P1"/>
            <text:p text:style-name="P1">Decorators From Basics to Decorator Libraries to Class Decorators</text:p>
            <text:p text:style-name="P1"/>
            <text:p text:style-name="P1">Charles Merriam</text:p>
            <text:p text:style-name="P1"><text:a xlink:href="mailto:charles.merriam@gmail.com">charles.merriam@gmail.com</text:a></text:p>
            <text:p text:style-name="P1"/>
            <text:p text:style-name="P1"/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32" draw:id="id2">
        <office:forms form:automatic-focus="false" form:apply-design-mode="false"/>
        <draw:frame presentation:style-name="pr1" draw:text-style-name="P3" draw:layer="layout" svg:width="25.199cm" svg:height="18.523cm" svg:x="1.4cm" svg:y="0.837cm" presentation:class="subtitle">
          <draw:text-box>
            <text:p text:style-name="P2"><text:span text:style-name="T2">What's A Decorator?</text:span></text:p>
            <text:p text:style-name="P1"><text:span text:style-name="T2"/></text:p>
            <text:p text:style-name="P2"><text:span text:style-name="T2">A design choice to separate two concepts, when one concept modifies when or why the other concept will execute</text:span></text:p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 draw:id="id3">
        <office:forms form:automatic-focus="false" form:apply-design-mode="false"/>
        <draw:frame presentation:style-name="pr4" draw:layer="layout" svg:width="25.199cm" svg:height="4.553cm" svg:x="1.4cm" svg:y="0.315cm" presentation:class="title" presentation:user-transformed="true">
          <draw:text-box>
            <text:p><text:span text:style-name="T3">Good Decorators</text:span><text:line-break/><text:span text:style-name="T4">“simple to understand”</text:span></text:p>
          </draw:text-box>
        </draw:frame>
        <draw:frame presentation:style-name="pr5" draw:text-style-name="P5" draw:layer="layout" svg:width="24.599cm" svg:height="13.861cm" svg:x="2cm" svg:y="5.5cm" presentation:class="outline" presentation:user-transformed="true">
          <draw:text-box>
            <text:list text:style-name="L2">
              <text:list-header>
                <text:p text:style-name="P4"><text:span text:style-name="T2">@classmethod</text:span></text:p>
                <text:p text:style-name="P4"><text:span text:style-name="T2">@register_url</text:span></text:p>
                <text:p text:style-name="P4"><text:span text:style-name="T2">@require_admin</text:span></text:p>
                <text:p text:style-name="P4"><text:span text:style-name="T2">@log</text:span></text:p>
              </text:list-header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 draw:id="id4">
        <office:forms form:automatic-focus="false" form:apply-design-mode="false"/>
        <draw:frame presentation:style-name="pr6" draw:layer="layout" svg:width="24.599cm" svg:height="6.985cm" svg:x="2.071cm" svg:y="11.43cm" presentation:class="outline" presentation:user-transformed="true">
          <draw:text-box>
            <text:list text:style-name="L2">
              <text:list-header>
                <text:p><text:span text:style-name="T5">@require_manager</text:span></text:p>
                <text:p><text:span text:style-name="T5">def update_price(Item, new_price):</text:span></text:p>
                <text:list>
                  <text:list-item>
                    <text:p><text:span text:style-name="T5">item.price = new_price</text:span></text:p>
                  </text:list-item>
                </text:list>
              </text:list-header>
            </text:list>
          </draw:text-box>
        </draw:frame>
        <draw:frame presentation:style-name="pr7" draw:layer="layout" svg:width="24.599cm" svg:height="8.255cm" svg:x="1.905cm" svg:y="1.905cm" presentation:class="outline" presentation:user-transformed="true">
          <draw:text-box>
            <text:list text:style-name="L2">
              <text:list-header>
                <text:p><text:span text:style-name="T5">def update_price(item, new_price):</text:span></text:p>
                <text:list>
                  <text:list-header>
                    <text:p><text:span text:style-name="T5">if require_manager():</text:span></text:p>
                    <text:list>
                      <text:list-header>
                        <text:p><text:span text:style-name="T5">item.price = new_price</text:span></text:p>
                      </text:list-header>
                    </text:list>
                    <text:p><text:span text:style-name="T5">else:</text:span></text:p>
                    <text:list>
                      <text:list-header>
                        <text:p><text:span text:style-name="T5">log(“Attempt to update_price”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 draw:id="id5">
        <office:forms form:automatic-focus="false" form:apply-design-mode="false"/>
        <draw:frame presentation:style-name="pr8" draw:text-style-name="P7" draw:layer="layout" svg:width="12.699cm" svg:height="15.239cm" svg:x="1.906cm" svg:y="1.906cm" presentation:class="outline" presentation:user-transformed="true">
          <draw:text-box>
            <text:list text:style-name="L2">
              <text:list-header>
                <text:p text:style-name="P6"><text:span text:style-name="T6">def update_price(item, new_price):</text:span></text:p>
                <text:p text:style-name="P6"><text:span text:style-name="T6"><text:s text:c="4"/></text:span><text:span text:style-name="T6">if require_manager():</text:span></text:p>
                <text:p text:style-name="P6"><text:span text:style-name="T6"><text:s text:c="7"/></text:span><text:span text:style-name="T6">item.price = new_price</text:span></text:p>
                <text:p text:style-name="P6"><text:span text:style-name="T6"><text:s text:c="3"/></text:span><text:span text:style-name="T6">else:</text:span></text:p>
                <text:p text:style-name="P6"><text:span text:style-name="T6"><text:s text:c="7"/></text:span><text:span text:style-name="T6">log(“Attempt to update_price”)</text:span></text:p>
                <text:p text:style-name="P6"><text:span text:style-name="T6"/></text:p>
                <text:p text:style-name="P6"><text:span text:style-name="T6">def find_tax(price):</text:span></text:p>
                <text:p text:style-name="P6"><text:span text:style-name="T6"><text:s text:c="4"/></text:span><text:span text:style-name="T6">return price * TAX_RATE</text:span></text:p>
                <text:p text:style-name="P6"><text:span text:style-name="T6"/></text:p>
                <text:p text:style-name="P6"><text:span text:style-name="T6">def mark_for_clearance(Item)</text:span></text:p>
                <text:p text:style-name="P6"><text:span text:style-name="T6"><text:s text:c="4"/></text:span><text:span text:style-name="T6">if require_manager():</text:span></text:p>
                <text:p text:style-name="P6"><text:span text:style-name="T6"><text:s text:c="8"/></text:span><text:span text:style-name="T6">item.price *= 0.25</text:span></text:p>
                <text:p text:style-name="P6"><text:span text:style-name="T6"><text:s text:c="3"/></text:span><text:span text:style-name="T6">else:</text:span></text:p>
                <text:p text:style-name="P6"><text:span text:style-name="T6"><text:s text:c="8"/></text:span><text:span text:style-name="T6">log(“Attempt to clearance”)</text:span></text:p>
                <text:p text:style-name="P6"><text:span text:style-name="T6"/></text:p>
                <text:p text:style-name="P6"><text:span text:style-name="T6">def discount_price(item, discount):</text:span></text:p>
                <text:p text:style-name="P6"><text:span text:style-name="T6"><text:s text:c="4"/></text:span><text:span text:style-name="T6">if require_manager():</text:span></text:p>
                <text:p text:style-name="P6"><text:span text:style-name="T6"><text:s text:c="8"/></text:span><text:span text:style-name="T6">item.price *= (1-discount)</text:span></text:p>
                <text:p text:style-name="P6"><text:span text:style-name="T6"><text:s text:c="3"/></text:span><text:span text:style-name="T6">else:</text:span></text:p>
                <text:p text:style-name="P6"><text:span text:style-name="T6"><text:s text:c="6"/></text:span><text:span text:style-name="T6">log(“Attempt to update_price”)</text:span></text:p>
              </text:list-header>
            </text:list>
          </draw:text-box>
        </draw:frame>
        <draw:frame presentation:style-name="pr9" draw:text-style-name="P8" draw:layer="layout" svg:width="12.699cm" svg:height="15.239cm" svg:x="14.606cm" svg:y="1.906cm" presentation:class="outline" presentation:user-transformed="true">
          <draw:text-box>
            <text:list text:style-name="L2">
              <text:list-header>
                <text:p text:style-name="P6"><text:span text:style-name="T7"/></text:p>
                <text:p text:style-name="P6"><text:span text:style-name="T6">@require_manager</text:span></text:p>
                <text:p text:style-name="P6"><text:span text:style-name="T6">def update_price(item, new_price):</text:span></text:p>
                <text:p text:style-name="P6"><text:span text:style-name="T6"><text:s text:c="3"/></text:span><text:span text:style-name="T6">item.price = new_price</text:span></text:p>
                <text:p text:style-name="P6"><text:span text:style-name="T6"/></text:p>
                <text:p text:style-name="P6"><text:span text:style-name="T6">def find_tax(price):</text:span></text:p>
                <text:p text:style-name="P6"><text:span text:style-name="T6"><text:s text:c="4"/></text:span><text:span text:style-name="T6">return price * TAX_RATE</text:span></text:p>
                <text:p text:style-name="P6"><text:span text:style-name="T6"/></text:p>
                <text:p text:style-name="P6"><text:span text:style-name="T6">@require_manager</text:span></text:p>
                <text:p text:style-name="P6"><text:span text:style-name="T6">def mark_for_clearance(Item)</text:span></text:p>
                <text:p text:style-name="P6"><text:span text:style-name="T6"><text:s text:c="4"/></text:span><text:span text:style-name="T6">item.price *= 0.25</text:span></text:p>
                <text:p text:style-name="P6"><text:span text:style-name="T6"/></text:p>
                <text:p text:style-name="P6"><text:span text:style-name="T6">@require_manager</text:span></text:p>
                <text:p text:style-name="P6"><text:span text:style-name="T6">def discount_price(item, discount):</text:span></text:p>
                <text:p text:style-name="P6"><text:span text:style-name="T6"><text:s text:c="4"/></text:span><text:span text:style-name="T6">item.price *= (1-discount)</text:span></text:p>
                <text:p text:style-name="P6"><text:span text:style-name="T6"><text:s text:c="3"/></text:span></text:p>
              </text:list-header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 draw:id="id6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How it works</text:p>
          </draw:text-box>
        </draw:frame>
        <draw:frame presentation:style-name="pr11" draw:text-style-name="P9" draw:layer="layout" svg:width="24.599cm" svg:height="5.245cm" svg:x="2cm" svg:y="5.5cm" presentation:class="outline" presentation:user-transformed="true">
          <draw:text-box>
            <text:list text:style-name="L2">
              <text:list-header>
                <text:p><text:span text:style-name="T8">“</text:span><text:span text:style-name="T8">Concrete Decorator”: <text:s/>A function. <text:s/>It takes a function as input and returns a function as output.</text:span></text:p>
              </text:list-header>
            </text:list>
          </draw:text-box>
        </draw:frame>
        <draw:frame presentation:style-name="pr12" draw:text-style-name="P10" draw:layer="layout" svg:width="12.7cm" svg:height="7.62cm" svg:x="1.27cm" svg:y="11.43cm" presentation:class="outline" presentation:user-transformed="true">
          <draw:text-box>
            <text:list text:style-name="L2">
              <text:list-header>
                <text:p><text:span text:style-name="T9">@concrete</text:span></text:p>
                <text:p><text:span text:style-name="T9">def func(arg1):</text:span></text:p>
                <text:list>
                  <text:list-header>
                    <text:p><text:span text:style-name="T9">....</text:span></text:p>
                  </text:list-header>
                </text:list>
              </text:list-header>
            </text:list>
          </draw:text-box>
        </draw:frame>
        <draw:frame presentation:style-name="pr13" draw:layer="layout" svg:width="13.304cm" svg:height="7.62cm" svg:x="14.001cm" svg:y="11.43cm" presentation:class="outline" presentation:user-transformed="true">
          <draw:text-box>
            <text:list text:style-name="L2">
              <text:list-header>
                <text:p><text:span text:style-name="T9">def func(arg1):</text:span></text:p>
                <text:list>
                  <text:list-header>
                    <text:p><text:span text:style-name="T9">....</text:span></text:p>
                  </text:list-header>
                </text:list>
                <text:p><text:span text:style-name="T9">func = concrete(func)</text:span></text:p>
              </text:list-header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3T0" draw:id="id7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imple “Call Once” Decorator</text:p>
          </draw:text-box>
        </draw:frame>
        <draw:frame presentation:style-name="pr14" draw:text-style-name="P12" draw:layer="layout" svg:width="24.599cm" svg:height="16.073cm" svg:x="1.27cm" svg:y="3.612cm" presentation:class="subtitle" presentation:user-transformed="true">
          <draw:text-box>
            <text:p text:style-name="P11"><text:span text:style-name="T10">def register(function):</text:span></text:p>
            <text:p text:style-name="P11"><text:span text:style-name="T10"><text:tab/></text:span><text:span text:style-name="T10">print “LOOK! “, function.__name__</text:span></text:p>
            <text:p text:style-name="P11"><text:span text:style-name="T10"><text:tab/></text:span><text:span text:style-name="T10">return function</text:span></text:p>
            <text:p text:style-name="P11"><text:span text:style-name="T10"/></text:p>
            <text:p text:style-name="P11"><text:span text:style-name="T10">@register</text:span></text:p>
            <text:p text:style-name="P11"><text:span text:style-name="T10">def print_hello():</text:span></text:p>
            <text:p text:style-name="P11"><text:span text:style-name="T10"><text:tab/></text:span><text:span text:style-name="T10">print “Hello”</text:span></text:p>
            <text:p text:style-name="P11"><text:span text:style-name="T10"/></text:p>
            <text:p text:style-name="P11"><text:span text:style-name="T10">print_hello()</text:span></text:p>
            <text:p text:style-name="P11"><text:span text:style-name="T10">print_hello()</text:span></text:p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4T11" draw:id="id8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ore Complicated</text:p>
          </draw:text-box>
        </draw:frame>
        <draw:frame presentation:style-name="pr15" draw:text-style-name="P10" draw:layer="layout" svg:width="22.225cm" svg:height="5.918cm" svg:x="1.905cm" svg:y="3.81cm" presentation:class="outline" presentation:user-transformed="true">
          <draw:text-box>
            <text:list text:style-name="L2">
              <text:list-header>
                <text:p><text:span text:style-name="T9">@log_usage</text:span></text:p>
                <text:p><text:span text:style-name="T9">@require(“manager”)</text:span></text:p>
                <text:p><text:span text:style-name="T9">def markdown(): <text:s/>...</text:span></text:p>
              </text:list-header>
            </text:list>
          </draw:text-box>
        </draw:frame>
        <draw:frame presentation:style-name="pr16" draw:text-style-name="P10" draw:layer="layout" svg:width="27.365cm" svg:height="8.745cm" svg:x="0.635cm" svg:y="10.305cm" presentation:class="outline" presentation:user-transformed="true">
          <draw:text-box>
            <text:list text:style-name="L2">
              <text:list-header>
                <text:p><text:span text:style-name="T9">def markdown(): …</text:span></text:p>
                <text:p><text:span text:style-name="T9">req_dec = require(“manager”)</text:span></text:p>
                <text:p><text:span text:style-name="T9">req_markdown = req_dec(markdown)</text:span></text:p>
                <text:p><text:span text:style-name="T9">markdown = log_usage(req_markdown)</text:span></text:p>
              </text:list-header>
            </text:list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 draw:id="id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ard Way, nested</text:p>
          </draw:text-box>
        </draw:frame>
        <draw:frame presentation:style-name="pr17" draw:layer="layout" svg:width="24.599cm" svg:height="15.302cm" svg:x="1.436cm" svg:y="4.445cm" presentation:class="outline" presentation:user-transformed="true">
          <draw:text-box>
            <text:list text:style-name="L2">
              <text:list-header>
                <text:p><text:span text:style-name="T5">def require(</text:span><text:span text:style-name="T11">level</text:span><text:span text:style-name="T5">):</text:span></text:p>
                <text:list>
                  <text:list-header>
                    <text:p><text:span text:style-name="T5">def take_params(</text:span><text:span text:style-name="T12">function</text:span><text:span text:style-name="T5">):</text:span></text:p>
                    <text:list>
                      <text:list-header>
                        <text:p><text:span text:style-name="T5">def concrete(*args, **kwargs):</text:span></text:p>
                        <text:list>
                          <text:list-header>
                            <text:p><text:span text:style-name="T5">if check_me(</text:span><text:span text:style-name="T13">level</text:span><text:span text:style-name="T5">):</text:span></text:p>
                            <text:list>
                              <text:list-header>
                                <text:p><text:span text:style-name="T5">return </text:span><text:span text:style-name="T12">function</text:span><text:span text:style-name="T5">(*args, <text:s text:c="3"/>**kwargs)</text:span></text:p>
                              </text:list-header>
                            </text:list>
                            <text:p><text:span text:style-name="T5">return None</text:span></text:p>
                          </text:list-header>
                        </text:list>
                        <text:p><text:span text:style-name="T5">return concrete</text:span></text:p>
                      </text:list-header>
                    </text:list>
                    <text:p><text:span text:style-name="T5">return take_params</text:span></text:p>
                    <text:p><text:span text:style-name="T5"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 draw:id="id1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ard Way, with Class</text:p>
          </draw:text-box>
        </draw:frame>
        <draw:frame presentation:style-name="pr17" draw:layer="layout" svg:width="24.599cm" svg:height="17.066cm" svg:x="1.27cm" svg:y="3.329cm" presentation:class="outline" presentation:user-transformed="true">
          <draw:text-box>
            <text:list text:style-name="L2">
              <text:list-header>
                <text:p><text:span text:style-name="T5">class require(object):</text:span></text:p>
                <text:list>
                  <text:list-header>
                    <text:p><text:span text:style-name="T5">def __init__(</text:span><text:span text:style-name="T13">level</text:span><text:span text:style-name="T5">):</text:span></text:p>
                    <text:list>
                      <text:list-header>
                        <text:p><text:span text:style-name="T5">self.</text:span><text:span text:style-name="T13">level</text:span><text:span text:style-name="T5"> = </text:span><text:span text:style-name="T13">level</text:span></text:p>
                      </text:list-header>
                    </text:list>
                    <text:p><text:span text:style-name="T5">def __call__(</text:span><text:span text:style-name="T12">function</text:span><text:span text:style-name="T5">):</text:span></text:p>
                    <text:list>
                      <text:list-header>
                        <text:p><text:span text:style-name="T5">self.</text:span><text:span text:style-name="T12">function</text:span><text:span text:style-name="T5"> = </text:span><text:span text:style-name="T12">function</text:span></text:p>
                        <text:p><text:span text:style-name="T5">return self.dec</text:span></text:p>
                      </text:list-header>
                    </text:list>
                    <text:p><text:span text:style-name="T5">def dec(self, *args, **kwargs):</text:span></text:p>
                    <text:list>
                      <text:list-header>
                        <text:p><text:span text:style-name="T5">if check_me(self.</text:span><text:span text:style-name="T13">level</text:span><text:span text:style-name="T5">):</text:span></text:p>
                        <text:list>
                          <text:list-item>
                            <text:p><text:span text:style-name="T5">return <text:s text:c="2"/>self.</text:span><text:span text:style-name="T12">function</text:span><text:span text:style-name="T5">(*args, <text:s text:c="3"/>**kwargs)</text:span></text:p>
                          </text:list-item>
                        </text:list>
                        <text:p><text:span text:style-name="T5">return None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1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 draw:id="id1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Or use dectools</text:p>
          </draw:text-box>
        </draw:frame>
        <draw:frame presentation:style-name="pr18" draw:layer="layout" svg:width="24.599cm" svg:height="9.855cm" svg:x="1.436cm" svg:y="7.62cm" presentation:class="outline" presentation:user-transformed="true">
          <draw:text-box>
            <text:list text:style-name="L2">
              <text:list-header>
                <text:p><text:span text:style-name="T5">import dectools</text:span></text:p>
                <text:p><text:span text:style-name="T5">@dectools.make_call_if</text:span></text:p>
                <text:p><text:span text:style-name="T5">def require(function, args, kwargs, <text:s text:c="16"/>level):</text:span></text:p>
                <text:p><text:span text:style-name="T5"><text:s text:c="4"/></text:span><text:span text:style-name="T5">return check_me(level)</text:span></text:p>
                <text:p><text:span text:style-name="T5"/></text:p>
              </text:list-header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1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5T3" draw:id="id12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tandard Decorator Stuff</text:p>
          </draw:text-box>
        </draw:frame>
        <draw:frame presentation:style-name="pr19" draw:text-style-name="P14" draw:layer="layout" svg:width="12.003cm" svg:height="17.625cm" svg:x="1.967cm" svg:y="3.81cm" presentation:class="outline" presentation:user-transformed="true">
          <draw:text-box>
            <text:list text:style-name="L2">
              <text:list-item>
                <text:p><text:span text:style-name="T14">Security</text:span></text:p>
              </text:list-item>
              <text:list-item>
                <text:p><text:span text:style-name="T14">Install Check</text:span></text:p>
              </text:list-item>
              <text:list-item>
                <text:p><text:span text:style-name="T14">Pre/Post Conditions</text:span></text:p>
              </text:list-item>
              <text:list-item>
                <text:p><text:span text:style-name="T14">Login Required</text:span></text:p>
              </text:list-item>
              <text:list-item>
                <text:p><text:span text:style-name="T14">Framework &amp; Callback Registration</text:span></text:p>
              </text:list-item>
              <text:list-item>
                <text:p><text:span text:style-name="T14">Lazy Setup</text:span></text:p>
                <text:p><text:span text:style-name="T14"/></text:p>
              </text:list-item>
            </text:list>
          </draw:text-box>
        </draw:frame>
        <draw:frame presentation:style-name="pr20" draw:text-style-name="P14" draw:layer="layout" svg:width="12.003cm" svg:height="16.073cm" svg:x="14.408cm" svg:y="3.932cm" presentation:class="outline" presentation:user-transformed="true">
          <draw:text-box>
            <text:list text:style-name="L2">
              <text:list-item>
                <text:p><text:span text:style-name="T14">Locks</text:span></text:p>
              </text:list-item>
              <text:list-item>
                <text:p><text:span text:style-name="T14">Memoize/Cache</text:span></text:p>
              </text:list-item>
              <text:list-item>
                <text:p><text:span text:style-name="T14">Trace/Log/Stats</text:span></text:p>
              </text:list-item>
              <text:list-item>
                <text:p><text:span text:style-name="T14">Contract Programs</text:span></text:p>
              </text:list-item>
              <text:list-item>
                <text:p><text:span text:style-name="T14">Lock Management</text:span></text:p>
              </text:list-item>
              <text:list-item>
                <text:p><text:span text:style-name="T14">Type Checking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5T3" draw:id="id1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f/Before/After/Once/Instead</text:p>
          </draw:text-box>
        </draw:frame>
        <draw:frame presentation:style-name="pr21" draw:text-style-name="P14" draw:layer="layout" svg:width="12.003cm" svg:height="3.81cm" svg:x="1.905cm" svg:y="3.81cm" presentation:class="outline" presentation:user-transformed="true">
          <draw:text-box>
            <text:list text:style-name="L2">
              <text:list-item>
                <text:p><text:span text:style-name="T14">Security</text:span></text:p>
              </text:list-item>
              <text:list-item>
                <text:p><text:span text:style-name="T14">Install Check</text:span></text:p>
              </text:list-item>
            </text:list>
          </draw:text-box>
        </draw:frame>
        <draw:frame presentation:style-name="pr22" draw:text-style-name="P14" draw:layer="layout" svg:width="12.003cm" svg:height="12.898cm" svg:x="14.605cm" svg:y="3.81cm" presentation:class="outline" presentation:user-transformed="true">
          <draw:text-box>
            <text:list text:style-name="L2">
              <text:list-item>
                <text:p><text:span text:style-name="T14">Locking and Atomic</text:span></text:p>
              </text:list-item>
              <text:list-item>
                <text:p><text:span text:style-name="T14">Memoize/Cache</text:span></text:p>
              </text:list-item>
              <text:list-item>
                <text:p><text:span text:style-name="T14">Trace/Log/Stats</text:span></text:p>
              </text:list-item>
              <text:list-item>
                <text:p><text:span text:style-name="T14">Contract Programming</text:span></text:p>
              </text:list-item>
              <text:list-item>
                <text:p><text:span text:style-name="T14">Type Checking</text:span></text:p>
              </text:list-item>
            </text:list>
          </draw:text-box>
        </draw:frame>
        <draw:frame presentation:style-name="pr23" draw:text-style-name="P14" draw:layer="layout" svg:width="12.003cm" svg:height="5.08cm" svg:x="1.967cm" svg:y="13.97cm" presentation:class="outline" presentation:user-transformed="true">
          <draw:text-box>
            <text:list text:style-name="L2">
              <text:list-item>
                <text:p><text:span text:style-name="T14">Framework Registration </text:span></text:p>
              </text:list-item>
              <text:list-item>
                <text:p><text:span text:style-name="T14">Lazy Setup</text:span></text:p>
              </text:list-item>
            </text:list>
          </draw:text-box>
        </draw:frame>
        <draw:frame presentation:style-name="pr24" draw:text-style-name="P14" draw:layer="layout" svg:width="12.003cm" svg:height="5.08cm" svg:x="1.905cm" svg:y="8.255cm" presentation:class="outline" presentation:user-transformed="true">
          <draw:text-box>
            <text:list text:style-name="L2">
              <text:list-item>
                <text:p><text:span text:style-name="T14">Pre/Post Conditions</text:span></text:p>
              </text:list-item>
              <text:list-item>
                <text:p><text:span text:style-name="T14">Login Required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1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6T6" draw:id="id14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ecTools</text:p>
          </draw:text-box>
        </draw:frame>
        <draw:frame presentation:style-name="pr19" draw:layer="layout" svg:width="12.003cm" svg:height="16.324cm" svg:x="2cm" svg:y="5.5cm" presentation:class="outline">
          <draw:text-box>
            <text:list text:style-name="L2">
              <text:list-header>
                <text:p/>
              </text:list-header>
              <text:list-item>
                <text:p>Clean API</text:p>
              </text:list-item>
              <text:list-item>
                <text:p>Signatures</text:p>
              </text:list-item>
              <text:list-item>
                <text:p>Lab-ware</text:p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1T32" draw:id="id15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asy_install dectools.py</text:p>
          </draw:text-box>
        </draw:frame>
        <draw:frame presentation:style-name="pr25" draw:text-style-name="P15" draw:layer="layout" svg:width="25.199cm" svg:height="20.32cm" svg:x="1.471cm" svg:y="1.905cm" presentation:class="subtitle" presentation:user-transformed="true">
          <draw:text-box>
            <text:p text:style-name="P2"><text:span text:style-name="T14">@make_call_if/before/after/instead</text:span></text:p>
            <text:p text:style-name="P2"><text:span text:style-name="T14">def my_picture(function, args, kwargs, arg1): </text:span></text:p>
            <text:p text:style-name="P2"><text:span text:style-name="T14"><text:s text:c="4"/>…</text:span></text:p>
            <text:p text:style-name="P2"><text:span text:style-name="T14"/></text:p>
            <text:p text:style-name="P2"><text:span text:style-name="T14">@make_call_once</text:span></text:p>
            <text:p text:style-name="P2"><text:span text:style-name="T14">def just_once(function, args, kwargs, arg1):</text:span></text:p>
            <text:p text:style-name="P2"><text:span text:style-name="T14"/></text:p>
            <text:p text:style-name="P2"><text:span text:style-name="T14">Makes decorators:</text:span></text:p>
            <text:p text:style-name="P2"><text:span text:style-name="T14">@my_picture</text:span></text:p>
            <text:p text:style-name="P2"><text:span text:style-name="T14">@just_once</text:span></text:p>
            <text:p text:style-name="P2"><text:span text:style-name="T14"/></text:p>
            <text:p text:style-name="P2"><text:span text:style-name="T14"/></text:p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1T32" draw:id="id16">
        <office:forms form:automatic-focus="false" form:apply-design-mode="false"/>
        <draw:frame presentation:style-name="pr26" draw:text-style-name="P16" draw:layer="layout" svg:width="25.199cm" svg:height="20.986cm" svg:x="1.27cm" svg:y="0.001cm" presentation:class="subtitle" presentation:user-transformed="true">
          <draw:text-box>
            <text:list text:style-name="L1">
              <text:list-header>
                <text:p text:style-name="P2"><text:span text:style-name="T5">@invariant</text:span></text:p>
                <text:p text:style-name="P2"><text:span text:style-name="T5">class Item(object):</text:span></text:p>
                <text:p text:style-name="P2"><text:span text:style-name="T5"><text:s text:c="4"/></text:span><text:span text:style-name="T5">@post(“DBItem.find(name)”, globals(), locals())</text:span></text:p>
                <text:p text:style-name="P2"><text:span text:style-name="T5"><text:s text:c="4"/></text:span><text:span text:style-name="T5">def __init__(self, name, price):</text:span></text:p>
                <text:p text:style-name="P2"><text:span text:style-name="T5"><text:s text:c="8"/></text:span><text:span text:style-name="T5">self.name, self.price = name, price</text:span></text:p>
                <text:p text:style-name="P2"><text:span text:style-name="T5"><text:s text:c="7"/></text:span><text:span text:style-name="T5">DBAdd(name, price)</text:span></text:p>
                <text:p text:style-name="P2"><text:span text:style-name="T5"><text:s text:c="8"/></text:span></text:p>
                <text:p text:style-name="P2"><text:span text:style-name="T5"><text:s text:c="4"/></text:span><text:span text:style-name="T5">def _invariant(self):</text:span></text:p>
                <text:p text:style-name="P2"><text:span text:style-name="T5"><text:s text:c="7"/></text:span><text:span text:style-name="T5">assert self.price &gt;= <text:s/>0 and len(self.name)</text:span></text:p>
                <text:p text:style-name="P2"><text:span text:style-name="T5"/></text:p>
                <text:p text:style-name="P2"><text:span text:style-name="T5"><text:s text:c="4"/></text:span><text:span text:style-name="T5">@log</text:span></text:p>
                <text:p text:style-name="P2"><text:span text:style-name="T5"><text:s text:c="4"/></text:span><text:span text:style-name="T5">@pre("adjustment &lt; 0")</text:span></text:p>
                <text:p text:style-name="P2"><text:span text:style-name="T5"><text:s text:c="4"/></text:span><text:span text:style-name="T5">def adjust_price(self, adjustment):</text:span></text:p>
                <text:p text:style-name="P2"><text:span text:style-name="T5"><text:s text:c="8"/></text:span><text:span text:style-name="T5">self.price += adjustment</text:span></text:p>
              </text:list-header>
            </text:list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text-style-name="P1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 draw:id="id17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Thank you!</text:p>
          </draw:text-box>
        </draw:frame>
        <draw:frame presentation:style-name="pr20" draw:layer="layout" svg:width="24.599cm" svg:height="16.073cm" svg:x="2cm" svg:y="5.5cm" presentation:class="outline" presentation:user-transformed="true">
          <draw:text-box>
            <text:list text:style-name="L2">
              <text:list-item>
                <text:p>Hope this answers questions!</text:p>
              </text:list-item>
              <text:list-item>
                <text:p>Time for Questions</text:p>
              </text:list-item>
              <text:list-item>
                <text:p><text:span text:style-name="T15"><text:a xlink:href="mailto:charles.merriam@gmail.com">charles.merriam@gmail.com</text:a></text:span></text:p>
              </text:list-item>
              <text:list-item>
                <text:p>http://charlesmerriam.com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 draw:id="id18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Class Decorators</text:p>
          </draw:text-box>
        </draw:frame>
        <draw:frame presentation:style-name="pr20" draw:layer="layout" svg:width="24.599cm" svg:height="16.073cm" svg:x="2cm" svg:y="5.5cm" presentation:class="outline" presentation:user-transformed="true">
          <draw:text-box>
            <text:list text:style-name="L2">
              <text:list-item>
                <text:p>A function that takes a class as an argument and returns a class as a return value.</text:p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 draw:id="id19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How it works</text:p>
          </draw:text-box>
        </draw:frame>
        <draw:frame presentation:style-name="pr11" draw:text-style-name="P9" draw:layer="layout" svg:width="24.599cm" svg:height="5.245cm" svg:x="2cm" svg:y="5.5cm" presentation:class="outline" presentation:user-transformed="true">
          <draw:text-box>
            <text:list text:style-name="L2">
              <text:list-header>
                <text:p><text:span text:style-name="T8">Class Decorator: <text:s/>A function. <text:s/>It takes a class as input and returns a class as output.</text:span></text:p>
              </text:list-header>
            </text:list>
          </draw:text-box>
        </draw:frame>
        <draw:frame presentation:style-name="pr12" draw:text-style-name="P10" draw:layer="layout" svg:width="12.7cm" svg:height="7.62cm" svg:x="1.27cm" svg:y="11.43cm" presentation:class="outline" presentation:user-transformed="true">
          <draw:text-box>
            <text:list text:style-name="L2">
              <text:list-header>
                <text:p><text:span text:style-name="T9">@classdec</text:span></text:p>
                <text:p><text:span text:style-name="T9">class C():....</text:span></text:p>
              </text:list-header>
            </text:list>
          </draw:text-box>
        </draw:frame>
        <draw:frame presentation:style-name="pr13" draw:layer="layout" svg:width="13.304cm" svg:height="7.62cm" svg:x="14.001cm" svg:y="11.43cm" presentation:class="outline" presentation:user-transformed="true">
          <draw:text-box>
            <text:list text:style-name="L2">
              <text:list-header>
                <text:p><text:span text:style-name="T9">Class C():....</text:span></text:p>
                <text:p><text:span text:style-name="T9">C = classdec(C)</text:span></text:p>
              </text:list-header>
            </text:list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13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5T3" draw:id="id2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lass Decorator Stuff</text:p>
          </draw:text-box>
        </draw:frame>
        <draw:frame presentation:style-name="pr19" draw:text-style-name="P14" draw:layer="layout" svg:width="12.003cm" svg:height="16.324cm" svg:x="1.967cm" svg:y="3.373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Framework &amp; Callback Registration</text:span></text:p>
              </text:list-item>
              <text:list-item>
                <text:p><text:span text:style-name="T14">Contract Programming</text:span></text:p>
              </text:list-item>
              <text:list-item>
                <text:p><text:span text:style-name="T14">Apply Decorator To Each Item</text:span></text:p>
                <text:p><text:span text:style-name="T14"/></text:p>
              </text:list-item>
            </text:list>
          </draw:text-box>
        </draw:frame>
        <draw:frame presentation:style-name="pr20" draw:text-style-name="P14" draw:layer="layout" svg:width="12.003cm" svg:height="16.073cm" svg:x="14.408cm" svg:y="3.932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Dictionary Transmogrify</text:span></text:p>
              </text:list-item>
              <text:list-item>
                <text:p><text:span text:style-name="T14">Non-inheritance Mix-in Madness</text:span></text:p>
              </text:list-item>
              <text:list-item>
                <text:p><text:span text:style-name="T14">Non-class Descriptors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text-style-name="P13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forest" xlink:href="Pictures/10000000000003200000025830674EDA.png" xlink:type="simple" xlink:show="embed" xlink:actuate="onLoad"/>
    <draw:fill-image draw:name="paper4" xlink:href="Pictures/100000000000032000000258931F8343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49cm" fo:text-indent="0cm"/>
      <style:text-properties fo:color="#000080" style:text-outline="false" style:text-line-through-style="none" fo:font-family="'Courier 10 Pitch'" style:font-style-name="Regular" style:font-pitch="fixed" fo:font-size="4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6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water" style:repeat="stretch"/>
    </style:style>
    <style:style style:name="Mdp5" style:family="drawing-page">
      <style:drawing-page-properties draw:background-size="border" draw:fill="bitmap" draw:fill-image-name="ashapes6" style:repeat="stretch"/>
    </style:style>
    <style:style style:name="Mdp6" style:family="drawing-page">
      <style:drawing-page-properties draw:background-size="border" draw:fill="bitmap" draw:fill-image-name="forest" style:repeat="stretch"/>
    </style:style>
    <style:style style:name="Mdp7" style:family="drawing-page">
      <style:drawing-page-properties draw:background-size="border" draw:fill="bitmap" draw:fill-image-name="tunnel_5f_box" draw:fill-image-width="0cm" draw:fill-image-height="0cm"/>
    </style:style>
    <style:style style:name="Mdp8" style:family="drawing-page">
      <style:drawing-page-properties draw:background-size="border" draw:fill="bitmap" draw:fill-image-name="paper4" style:repeat="stretch"/>
    </style:style>
    <style:style style:name="Mdp9" style:family="drawing-page">
      <style:drawing-page-properties draw:background-size="border" draw:fill="bitmap" draw:fill-image-name="aqua1" draw:fill-image-width="0cm" draw:fill-image-height="0cm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tunnel-title">
      <style:graphic-properties draw:fill-color="#ffffff" draw:auto-grow-height="false" fo:min-height="3.507cm"/>
    </style:style>
    <style:style style:name="Mpr20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0.001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4.252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8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5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132cm" presentation:class="outline" presentation:placeholder="true">
        <draw:text-box/>
      </draw:frame>
      <draw:frame presentation:style-name="Mpr13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8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6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3.86cm" svg:x="1.5cm" svg:y="4.914cm" presentation:class="outline" presentation:placeholder="true">
        <draw:text-box/>
      </draw:frame>
      <draw:frame presentation:style-name="Mpr16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8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7">
      <draw:frame presentation:style-name="Mpr19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20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8cm" svg:y="13.271cm" presentation:class="notes" presentation:placeholder="true">
          <draw:text-box/>
        </draw:frame>
        <draw:frame presentation:style-name="Mpr21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8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23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8cm" svg:y="13.271cm" presentation:class="notes" presentation:placeholder="true">
          <draw:text-box/>
        </draw:frame>
        <draw:frame presentation:style-name="Mpr24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9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26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8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hasm </meta:initial-creator>
    <meta:creation-date>2010-02-19T08:33:52</meta:creation-date>
    <meta:editing-duration>PT16H24M23S</meta:editing-duration>
    <meta:editing-cycles>14</meta:editing-cycles>
    <dc:date>2010-02-20T09:14:36</dc:date>
    <dc:creator>chasm </dc:creator>
    <meta:generator>OpenOffice.org/3.1$Linux OpenOffice.org_project/310m19$Build-9420</meta:generator>
    <meta:document-statistic meta:object-count="196"/>
  </office:meta>
</office:document-meta>
</file>